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tResponsiveNotInpatientStatus</text:p>
      <text:p text:style-name="P1"/>
      <text:p text:style-name="P1">Frank Smith 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1V” when the “Enter patientID” dialog pops up</text:p>
      <text:p text:style-name="P1"/>
      <text:p text:style-name="P1">The app should now display the message dialog:” Patient 10001V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Y” when prompted for information related to whether or not the patient is inpatient.</text:p>
      <text:p text:style-name="P1">10. Type “N” when prompted for information related to whether or not the patient is responsive.</text:p>
      <text:p text:style-name="P1">11. <text:s/>Type “Y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N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3.0” when prompted for the patient’s baseline use of dopamine.</text:p>
      <text:p text:style-name="P1">20. <text:s/>Type “3.0” when prompted for the patient’s current use of dopamine.</text:p>
      <text:p text:style-name="P1">21. Type “Y” when prompted for information related to whether or not the patient had used any dobutamine yesterday.</text:p>
      <text:p text:style-name="P1">22. Type “Y” when prompted for information related to whether or not the patient had used any dobutamine recently.</text:p>
      <text:p text:style-name="P1">23. Type “1.0” when prompted for the patient’s baseline use of epinephrine.</text:p>
      <text:p text:style-name="P1">24. Type “1.0” when prompted for the patient’s current use of epinephrine.</text:p>
      <text:p text:style-name="P1">25. Type “2.4” when prompted for the patient’s baseline use of norepinephrine.</text:p>
      <text:p text:style-name="P1">26. Type “2.4” when prompted for the patient’s current use of norepinephrine.</text:p>
      <text:p text:style-name="P1">27. Type “2.2” when prompted for the patient’s baseline Glasgow coma scale.</text:p>
      <text:p text:style-name="P1">28. Type “2.2” when prompted for the patient’s current Glasgow coma scale.</text:p>
      <text:p text:style-name="P1"/>
      <text:p text:style-name="P1">#Expected Result: INDETERMI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9:30.448761771</meta:creation-date>
    <dc:date>2020-11-17T21:19:53.667778905</dc:date>
    <meta:editing-duration>PT23S</meta:editing-duration>
    <meta:editing-cycles>1</meta:editing-cycles>
    <meta:document-statistic meta:table-count="0" meta:image-count="0" meta:object-count="0" meta:page-count="1" meta:paragraph-count="32" meta:word-count="420" meta:character-count="2611" meta:non-whitespace-character-count="2211"/>
    <meta:generator>LibreOffice/6.0.7.3$Linux_X86_64 LibreOffice_project/00m0$Build-3</meta:generator>
  </office:meta>
</office:document-meta>
</file>